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20.04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49.41pt"/>
    </style:style>
    <style:style style:name="co12" style:family="table-column">
      <style:table-column-properties fo:break-before="auto" style:column-width="104.94pt"/>
    </style:style>
    <style:style style:name="co13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style="italic" style:font-style-asian="italic" style:font-style-complex="italic"/>
      <style:map style:condition="cell-content()&gt;250" style:apply-style-name="Untitled1" style:base-cell-address="'dlugosci belek'.F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wysokosc bazowa</text:p>
          </table:table-cell>
          <table:table-cell office:value-type="string" calcext:value-type="string">
            <text:p>pochylenie dachu</text:p>
          </table:table-cell>
          <table:table-cell office:value-type="string" calcext:value-type="string">
            <text:p>odleglosc</text:p>
          </table:table-cell>
          <table:table-cell office:value-type="string" calcext:value-type="string">
            <text:p>wysokosc na odleglosci D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.2</text:p>
          </table:table-cell>
          <table:table-cell table:formula="of:=[.B5]-[.F5]" office:value-type="float" office:value="2.03035359727263" calcext:value-type="float">
            <text:p>2.0303535973</text:p>
          </table:table-cell>
          <table:table-cell table:formula="of:=[.D5]*TAN(RADIANS([.C5]))" office:value-type="float" office:value="0.969646402727365" calcext:value-type="float">
            <text:p>0.969646402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table:formula="of:=[.B6]-[.F6]" office:value-type="float" office:value="2.58443725597399" calcext:value-type="float">
            <text:p>2.584437256</text:p>
          </table:table-cell>
          <table:table-cell table:formula="of:=[.D6]*TAN(RADIANS([.C6]))" office:value-type="float" office:value="0.415562744026014" calcext:value-type="float">
            <text:p>0.41556274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5" calcext:value-type="float">
            <text:p>1.05</text:p>
          </table:table-cell>
          <table:table-cell table:formula="of:=[.B7]-[.F7]" office:value-type="float" office:value="2.75758839931816" calcext:value-type="float">
            <text:p>2.7575883993</text:p>
          </table:table-cell>
          <table:table-cell table:formula="of:=[.D7]*TAN(RADIANS([.C7]))" office:value-type="float" office:value="0.242411600681841" calcext:value-type="float">
            <text:p>0.242411600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table:formula="of:=[.B8]-[.F8]" office:value-type="float" office:value="2.2612217883982" calcext:value-type="float">
            <text:p>2.2612217884</text:p>
          </table:table-cell>
          <table:table-cell table:formula="of:=[.D8]*TAN(RADIANS([.C8]))" office:value-type="float" office:value="0.738778211601802" calcext:value-type="float">
            <text:p>0.7387782116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DEGREES(ATAN(([.B18]-[.E18])/[.D18]))" office:value-type="float" office:value="12.4074185274007" calcext:value-type="float">
            <text:p>12.4074185274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table:formula="of:=[.B18]-[.E18]" office:value-type="float" office:value="0.66" calcext:value-type="float">
            <text:p>0.66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formula="of:=DEGREES(ATAN(3.2/4.3))" office:value-type="float" office:value="36.6561084159669" calcext:value-type="float">
            <text:p>36.6561084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0.2/COS(RADIANS([.C23]))" office:value-type="float" office:value="0.249304061083859" calcext:value-type="float">
            <text:p>0.24930406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zekatna</text:p>
          </table:table-cell>
          <table:table-cell table:formula="of:=SQRT(4.3^2+3.3^2)" office:value-type="float" office:value="5.42033209314706" calcext:value-type="float">
            <text:p>5.4203320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[.C26]+[.C24]" office:value-type="float" office:value="5.66963615423092" calcext:value-type="float">
            <text:p>5.6696361542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krokwie 5x10cm</text:p>
          </table:table-cell>
          <table:table-cell table:number-columns-repeated="3"/>
          <table:table-cell office:value-type="string" calcext:value-type="string">
            <text:p>dlugosc mb</text:p>
          </table:table-cell>
          <table:table-cell office:value-type="string" calcext:value-type="string">
            <text:p>szt</text:p>
          </table:table-cell>
        </table:table-row>
        <table:table-row table:style-name="ro1">
          <table:table-cell/>
          <table:table-cell office:value-type="string" calcext:value-type="string">
            <text:p>kat trapeza od ogrodu</text:p>
          </table:table-cell>
          <table:table-cell table:formula="of:=DEGREES(ATAN(5/3))" office:value-type="float" office:value="59.0362434679265" calcext:value-type="float">
            <text:p>59.03624346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akraglenie do 1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4+(5-([.B35]-1)*0.5)/TAN(RADIANS([.$C$33]))" office:value-type="float" office:value="7" calcext:value-type="float">
            <text:p>7</text:p>
          </table:table-cell>
          <table:table-cell table:formula="of:=CEILING([.C35])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D35:.D56];[.F3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4+(5-([.B36]-1)*0.5)/TAN(RADIANS([.$C$33]))" office:value-type="float" office:value="6.7" calcext:value-type="float">
            <text:p>6.7</text:p>
          </table:table-cell>
          <table:table-cell table:formula="of:=CEILING([.C36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D36:.D57];[.F3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4+(5-([.B37]-1)*0.5)/TAN(RADIANS([.$C$33]))" office:value-type="float" office:value="6.4" calcext:value-type="float">
            <text:p>6.4</text:p>
          </table:table-cell>
          <table:table-cell table:formula="of:=CEILING([.C37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D37:.D58];[.F3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+(5-([.B38]-1)*0.5)/TAN(RADIANS([.$C$33]))" office:value-type="float" office:value="6.1" calcext:value-type="float">
            <text:p>6.1</text:p>
          </table:table-cell>
          <table:table-cell table:formula="of:=CEILING([.C38]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D38:.D59];[.F38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4+(5-([.B39]-1)*0.5)/TAN(RADIANS([.$C$33]))" office:value-type="float" office:value="5.8" calcext:value-type="float">
            <text:p>5.8</text:p>
          </table:table-cell>
          <table:table-cell table:formula="of:=CEILING([.C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+(5-([.B40]-1)*0.5)/TAN(RADIANS([.$C$33]))" office:value-type="float" office:value="5.5" calcext:value-type="float">
            <text:p>5.5</text:p>
          </table:table-cell>
          <table:table-cell table:formula="of:=CEILING([.C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4+(5-([.B41]-1)*0.5)/TAN(RADIANS([.$C$33]))" office:value-type="float" office:value="5.2" calcext:value-type="float">
            <text:p>5.2</text:p>
          </table:table-cell>
          <table:table-cell table:formula="of:=CEILING([.C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4+(5-([.B42]-1)*0.5)/TAN(RADIANS([.$C$33]))" office:value-type="float" office:value="4.9" calcext:value-type="float">
            <text:p>4.9</text:p>
          </table:table-cell>
          <table:table-cell table:formula="of:=CEILING([.C4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4+(5-([.B43]-1)*0.5)/TAN(RADIANS([.$C$33]))" office:value-type="float" office:value="4.6" calcext:value-type="float">
            <text:p>4.6</text:p>
          </table:table-cell>
          <table:table-cell table:formula="of:=CEILING([.C4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4+(5-([.B44]-1)*0.5)/TAN(RADIANS([.$C$33]))" office:value-type="float" office:value="4.3" calcext:value-type="float">
            <text:p>4.3</text:p>
          </table:table-cell>
          <table:table-cell table:formula="of:=CEILING([.C4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35:.D44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8-(0.5*([.B49]-1)/TAN(RADIANS(90-[.$C$33])))" office:value-type="float" office:value="8" calcext:value-type="float">
            <text:p>8</text:p>
          </table:table-cell>
          <table:table-cell table:formula="of:=CEILING([.C49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-(0.5*([.B50]-1)/TAN(RADIANS(90-[.$C$33])))" office:value-type="float" office:value="7.16666666666667" calcext:value-type="float">
            <text:p>7.1666666667</text:p>
          </table:table-cell>
          <table:table-cell table:formula="of:=CEILING([.C50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-(0.5*([.B51]-1)/TAN(RADIANS(90-[.$C$33])))" office:value-type="float" office:value="6.33333333333333" calcext:value-type="float">
            <text:p>6.3333333333</text:p>
          </table:table-cell>
          <table:table-cell table:formula="of:=CEILING([.C51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-(0.5*([.B52]-1)/TAN(RADIANS(90-[.$C$33])))" office:value-type="float" office:value="5.5" calcext:value-type="float">
            <text:p>5.5</text:p>
          </table:table-cell>
          <table:table-cell table:formula="of:=CEILING([.C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8-(0.5*([.B53]-1)/TAN(RADIANS(90-[.$C$33])))" office:value-type="float" office:value="4.66666666666667" calcext:value-type="float">
            <text:p>4.6666666667</text:p>
          </table:table-cell>
          <table:table-cell table:formula="of:=CEILING([.C5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-(0.5*([.B54]-1)/TAN(RADIANS(90-[.$C$33])))+3.5" office:value-type="float" office:value="7.33333333333333" calcext:value-type="float">
            <text:p>7.3333333333</text:p>
          </table:table-cell>
          <table:table-cell table:formula="of:=CEILING([.C54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8-(0.5*([.B55]-1)/TAN(RADIANS(90-[.$C$33])))+3.5" office:value-type="float" office:value="6.5" calcext:value-type="float">
            <text:p>6.5</text:p>
          </table:table-cell>
          <table:table-cell table:formula="of:=CEILING([.C55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-(0.5*([.B56]-1)/TAN(RADIANS(90-[.$C$33])))+3.5" office:value-type="float" office:value="5.66666666666667" calcext:value-type="float">
            <text:p>5.6666666667</text:p>
          </table:table-cell>
          <table:table-cell table:formula="of:=CEILING([.C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lugosc mb</text:p>
          </table:table-cell>
          <table:table-cell office:value-type="string" calcext:value-type="string">
            <text:p>sz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49:.D56]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D59:.D82];[.F5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astrzaly</text:p>
          </table:table-cell>
          <table:table-cell table:formula="of:=12*SQRT(2)" office:value-type="float" office:value="16.9705627484771" calcext:value-type="float">
            <text:p>16.9705627485</text:p>
          </table:table-cell>
          <table:table-cell table:formula="of:=CEILING([.C60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zepy 5x12 c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D62:.D83];[.F6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D63:.D84];[.F63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D64:.D85];[.F6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D65:.D86];[.F6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D66:.D87];[.F6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D67:.D88];[.F6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ko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63:.D82])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dach pcv</text:p>
          </table:table-cell>
          <table:table-cell/>
          <table:table-cell office:value-type="string" calcext:value-type="string">
            <text:p>sz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x2.5m pcv trapez dynomiony braz</text:p>
          </table:table-cell>
          <table:table-cell/>
          <table:table-cell table:formula="of:=CEILING(7/1)*CEILING(4.57/2.5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x2.0m pcv trapez dynomiony braz</text:p>
          </table:table-cell>
          <table:table-cell/>
          <table:table-cell table:formula="of:=CEILING(3.5/1)*CEILING(1.28/2)+CEILING(7.58/1)*CEILING(3.597/2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Śruba mocująca do płyt falistych i trapezowych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wiatrownica</text:p>
          </table:table-cell>
          <table:table-cell office:value-type="string" calcext:value-type="string">
            <text:p>5+3+2 m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siar katowy 16 deg</text:p>
          </table:table-cell>
          <table:table-cell office:value-type="string" calcext:value-type="string">
            <text:p>6mb</text:p>
          </table:table-cell>
          <table:table-cell table:number-columns-repeated="4"/>
        </table:table-row>
      </table:table>
      <table:table table:name="zamowienie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" table:visibility="collapse" table:default-cell-style-name="Default"/>
        <table:table-column table:style-name="co11" table:default-cell-style-name="Default"/>
        <table:table-column table:style-name="co1" table:visibility="collapse" table:default-cell-style-name="Default"/>
        <table:table-column table:style-name="co12" table:default-cell-style-name="ce1"/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merial</text:p>
          </table:table-cell>
          <table:table-cell table:style-name="ce4" office:value-type="string" calcext:value-type="string">
            <text:p>jednostka</text:p>
          </table:table-cell>
          <table:table-cell table:style-name="ce4" office:value-type="string" calcext:value-type="string">
            <text:p>ile jednostek dokladnie</text:p>
          </table:table-cell>
          <table:table-cell table:style-name="ce4" office:value-type="string" calcext:value-type="string">
            <text:p>ile jednostek</text:p>
          </table:table-cell>
          <table:table-cell table:style-name="ce4" office:value-type="string" calcext:value-type="string">
            <text:p>szt potrzebnych</text:p>
          </table:table-cell>
          <table:table-cell table:style-name="ce4" office:value-type="string" calcext:value-type="string">
            <text:p>szt zapas</text:p>
          </table:table-cell>
          <table:table-cell table:style-name="ce4" office:value-type="string" calcext:value-type="string">
            <text:p>szt razem</text:p>
          </table:table-cell>
          <table:table-cell table:style-name="ce4"/>
          <table:table-cell table:style-name="ce2" office:value-type="string" calcext:value-type="string">
            <text:p>opis</text:p>
          </table:table-cell>
        </table:table-row>
        <table:table-row table:style-name="ro1">
          <table:table-cell/>
          <table:table-cell table:style-name="ce3" office:value-type="string" calcext:value-type="string">
            <text:p>belka 10x10cm</text:p>
          </table:table-cell>
          <table:table-cell table:style-name="ce5" office:value-type="string" calcext:value-type="string">
            <text:p>mb</text:p>
          </table:table-cell>
          <table:table-cell table:style-name="ce5" table:formula="of:=2.74+0.12+0.08" office:value-type="float" office:value="2.94" calcext:value-type="float">
            <text:p>2.9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3]+[.G3]" office:value-type="float" office:value="8" calcext:value-type="float">
            <text:p>8</text:p>
          </table:table-cell>
          <table:table-cell table:style-name="ce5"/>
          <table:table-cell table:style-name="ce3" office:value-type="string" calcext:value-type="string">
            <text:p>na slupy</text:p>
          </table:table-cell>
        </table:table-row>
        <table:table-row table:style-name="ro1">
          <table:table-cell/>
          <table:table-cell table:style-name="ce3" office:value-type="string" calcext:value-type="string">
            <text:p>belka 10x10cm</text:p>
          </table:table-cell>
          <table:table-cell table:style-name="ce5" office:value-type="string" calcext:value-type="string">
            <text:p>mb</text:p>
          </table:table-cell>
          <table:table-cell table:style-name="ce5" table:formula="of:=2+0.12+0.08" office:value-type="float" office:value="2.2" calcext:value-type="float">
            <text:p>2.2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4]+[.G4]" office:value-type="float" office:value="6" calcext:value-type="float">
            <text:p>6</text:p>
          </table:table-cell>
          <table:table-cell table:style-name="ce5"/>
          <table:table-cell table:style-name="ce3" office:value-type="string" calcext:value-type="string">
            <text:p>na slupy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kantowka 5x12cm</text:p>
          </table:table-cell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59]" office:value-type="float" office:value="2" calcext:value-type="float">
            <text:p>2</text:p>
          </table:table-cell>
          <table:table-cell table:style-name="ce5" table:formula="of:=[Sheet1.G59]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6]+[.G6]" office:value-type="float" office:value="3" calcext:value-type="float">
            <text:p>3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2]" office:value-type="float" office:value="3" calcext:value-type="float">
            <text:p>3</text:p>
          </table:table-cell>
          <table:table-cell table:style-name="ce5" table:formula="of:=[Sheet1.G62]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7]+[.G7]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3]" office:value-type="float" office:value="4" calcext:value-type="float">
            <text:p>4</text:p>
          </table:table-cell>
          <table:table-cell table:style-name="ce5" table:formula="of:=[Sheet1.G63]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8]+[.G8]" office:value-type="float" office:value="6" calcext:value-type="float">
            <text:p>6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4]" office:value-type="float" office:value="5" calcext:value-type="float">
            <text:p>5</text:p>
          </table:table-cell>
          <table:table-cell table:style-name="ce5" table:formula="of:=[Sheet1.G64]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9]+[.G9]" office:value-type="float" office:value="3" calcext:value-type="float">
            <text:p>3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5]" office:value-type="float" office:value="6" calcext:value-type="float">
            <text:p>6</text:p>
          </table:table-cell>
          <table:table-cell table:style-name="ce5" table:formula="of:=[Sheet1.G65]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10]+[.G10]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6]" office:value-type="float" office:value="7" calcext:value-type="float">
            <text:p>7</text:p>
          </table:table-cell>
          <table:table-cell table:style-name="ce5" table:formula="of:=[Sheet1.G66]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11]+[.G11]" office:value-type="float" office:value="3" calcext:value-type="float">
            <text:p>3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7]" office:value-type="float" office:value="8" calcext:value-type="float">
            <text:p>8</text:p>
          </table:table-cell>
          <table:table-cell table:style-name="ce5" table:formula="of:=[Sheet1.G67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12]+[.G12]" office:value-type="float" office:value="2" calcext:value-type="float">
            <text:p>2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kantowka 5x10cm</text:p>
          </table:table-cell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35]" office:value-type="float" office:value="5" calcext:value-type="float">
            <text:p>5</text:p>
          </table:table-cell>
          <table:table-cell table:style-name="ce5" table:formula="of:=[Sheet1.G35]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14]+[.G14]" office:value-type="float" office:value="4" calcext:value-type="float">
            <text:p>4</text:p>
          </table:table-cell>
          <table:table-cell table:style-name="ce5"/>
          <table:table-cell table:style-name="ce3" office:value-type="string" calcext:value-type="string">
            <text:p>krokwie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5" table:formula="of:=[Sheet1.F36]" office:value-type="float" office:value="6" calcext:value-type="float">
            <text:p>6</text:p>
          </table:table-cell>
          <table:table-cell table:style-name="ce5" table:formula="of:=[Sheet1.G36]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15]+[.G15]" office:value-type="float" office:value="5" calcext:value-type="float">
            <text:p>5</text:p>
          </table:table-cell>
          <table:table-cell table:style-name="ce5"/>
          <table:table-cell table:style-name="ce3" office:value-type="string" calcext:value-type="string">
            <text:p>krokwie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5" table:formula="of:=[Sheet1.F37]" office:value-type="float" office:value="7" calcext:value-type="float">
            <text:p>7</text:p>
          </table:table-cell>
          <table:table-cell table:style-name="ce5" table:formula="of:=[Sheet1.G37]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16]+[.G16]" office:value-type="float" office:value="4" calcext:value-type="float">
            <text:p>4</text:p>
          </table:table-cell>
          <table:table-cell table:style-name="ce5"/>
          <table:table-cell table:style-name="ce3" office:value-type="string" calcext:value-type="string">
            <text:p>krokwie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5" table:formula="of:=[Sheet1.F38]" office:value-type="float" office:value="8" calcext:value-type="float">
            <text:p>8</text:p>
          </table:table-cell>
          <table:table-cell table:style-name="ce5" table:formula="of:=[Sheet1.G38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F17]+[.G17]" office:value-type="float" office:value="7" calcext:value-type="float">
            <text:p>7</text:p>
          </table:table-cell>
          <table:table-cell table:style-name="ce5"/>
          <table:table-cell table:style-name="ce3" office:value-type="string" calcext:value-type="string">
            <text:p>krokwie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suma drewno</text:p>
          </table:table-cell>
          <table:table-cell table:style-name="ce5" table:number-columns-repeated="3"/>
          <table:table-cell table:style-name="ce5" table:formula="of:=SUM([.F3:.F17])" office:value-type="float" office:value="46" calcext:value-type="float">
            <text:p>46</text:p>
          </table:table-cell>
          <table:table-cell table:style-name="ce5" table:formula="of:=SUM([.G3:.G17])" office:value-type="float" office:value="7" calcext:value-type="float">
            <text:p>7</text:p>
          </table:table-cell>
          <table:table-cell table:style-name="ce5" table:formula="of:=SUM([.H3:.H17])" office:value-type="float" office:value="53" calcext:value-type="float">
            <text:p>53</text:p>
          </table:table-cell>
          <table:table-cell table:style-name="ce5"/>
          <table:table-cell table:style-name="ce3"/>
        </table:table-row>
        <table:table-row table:style-name="ro1" table:number-rows-repeated="5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katownik GW stalowy 50x50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4.84" calcext:value-type="float">
            <text:p>4.8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25]+[.G25]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wzocnienie oczepu</text:p>
          </table:table-cell>
        </table:table-row>
        <table:table-row table:style-name="ro1">
          <table:table-cell/>
          <table:table-cell table:style-name="ce3" office:value-type="string" calcext:value-type="string">
            <text:p>katownik GW stalowy 50x50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5.66" calcext:value-type="float">
            <text:p>5.6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"/>
        </table:table-row>
        <table:table-row table:style-name="ro1" table:number-rows-repeated="6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pcv</text:p>
          </table:table-cell>
          <table:table-cell table:style-name="ce5" table:number-columns-repeated="7"/>
          <table:table-cell table:style-name="ce3"/>
        </table:table-row>
        <table:table-row table:style-name="ro2">
          <table:table-cell/>
          <table:table-cell table:style-name="ce3" table:formula="of:=[Sheet1.B92]" office:value-type="string" office:string-value="1.09x2.5m pcv trapez dynomiony braz" calcext:value-type="string">
            <text:p>1.09x2.5m pcv trapez dynomiony braz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Sheet1.D92]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34]+[.G34]" office:value-type="float" office:value="15" calcext:value-type="float">
            <text:p>15</text:p>
          </table:table-cell>
          <table:table-cell table:style-name="ce5"/>
          <table:table-cell table:style-name="ce3" office:value-type="string" calcext:value-type="string">
            <text:p>pcv na daszek</text:p>
          </table:table-cell>
        </table:table-row>
        <table:table-row table:style-name="ro2">
          <table:table-cell/>
          <table:table-cell table:style-name="ce3" table:formula="of:=[Sheet1.B93]" office:value-type="string" office:string-value="1.09x2.0m pcv trapez dynomiony braz" calcext:value-type="string">
            <text:p>1.09x2.0m pcv trapez dynomiony braz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Sheet1.D93]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35]+[.G35]" office:value-type="float" office:value="20" calcext:value-type="float">
            <text:p>2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gasiar dachowy 16 deg</text:p>
          </table:table-cell>
          <table:table-cell table:style-name="ce5" office:value-type="string" calcext:value-type="string">
            <text:p>mb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obrobka blacharska do pcv trapezowych</text:p>
          </table:table-cell>
          <table:table-cell table:style-name="ce5" office:value-type="string" calcext:value-type="string">
            <text:p>mb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wkrety mocujace do plyt pcv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[.H39]" office:value-type="float" office:value="520" calcext:value-type="float">
            <text:p>52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podladka SAP do trapzeu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170+80+86+112+66+6" office:value-type="float" office:value="520" calcext:value-type="float">
            <text:p>52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Rynny 75</text:p>
          </table:table-cell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Rynny</text:p>
          </table:table-cell>
          <table:table-cell table:style-name="ce5" office:value-type="string" calcext:value-type="string">
            <text:p>mb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zlaczka rynowa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denko rynnowe lewe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denko rynnowe prawe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naroznik zewnetrzny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lej spustowy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uchwyt mocujacy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7*2+1+8*2+1+3.5*2+1" office:value-type="float" office:value="40" calcext:value-type="float">
            <text:p>4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Kolano 67.5 deg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4*3" office:value-type="float" office:value="12" calcext:value-type="float">
            <text:p>12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obejma rury spustowej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4*2" office:value-type="float" office:value="8" calcext:value-type="float">
            <text:p>8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hak do obejmy 12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[.H52]" office:value-type="float" office:value="8" calcext:value-type="float">
            <text:p>8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rura spustowa</text:p>
          </table:table-cell>
          <table:table-cell table:style-name="ce5" office:value-type="string" calcext:value-type="string">
            <text:p>mb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"/>
        </table:table-row>
        <table:table-row table:style-name="ro1" table:number-rows-repeated="3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wkrety do drewna</text:p>
          </table:table-cell>
          <table:table-cell table:style-name="ce5" table:number-columns-repeated="7"/>
          <table:table-cell table:style-name="ce3"/>
        </table:table-row>
        <table:table-row table:style-name="ro3">
          <table:table-cell/>
          <table:table-cell table:style-name="ce3" office:value-type="string" calcext:value-type="string">
            <text:p>Wkręty do drewna z łbem SZEŚCIOKĄTNYM l 140mm d 8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10*5+8*6+4*2+12*4" office:value-type="float" office:value="154" calcext:value-type="float">
            <text:p>154</text:p>
          </table:table-cell>
          <table:table-cell table:style-name="ce5" table:formula="of:=CEILING([.F59]*0.1)" office:value-type="float" office:value="16" calcext:value-type="float">
            <text:p>16</text:p>
          </table:table-cell>
          <table:table-cell table:style-name="ce5" table:formula="of:=[.F59]+[.G59]" office:value-type="float" office:value="170" calcext:value-type="float">
            <text:p>170</text:p>
          </table:table-cell>
          <table:table-cell table:style-name="ce5"/>
          <table:table-cell table:style-name="ce3" office:value-type="string" calcext:value-type="string">
            <text:p>mocowanie krokwi</text:p>
          </table:table-cell>
        </table:table-row>
        <table:table-row table:style-name="ro1">
          <table:table-cell/>
          <table:table-cell table:style-name="ce3" office:value-type="string" calcext:value-type="string">
            <text:p>Śruby 8.8 l 10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F60]+[.G60]" office:value-type="float" office:value="15" calcext:value-type="float">
            <text:p>15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nakretki do srob 10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.F60]" office:value-type="float" office:value="12" calcext:value-type="float">
            <text:p>12</text:p>
          </table:table-cell>
          <table:table-cell table:style-name="ce5" table:formula="of:=[.G60]" office:value-type="float" office:value="3" calcext:value-type="float">
            <text:p>3</text:p>
          </table:table-cell>
          <table:table-cell table:style-name="ce5" table:formula="of:=[.F61]+[.G61]" office:value-type="float" office:value="15" calcext:value-type="float">
            <text:p>15</text:p>
          </table:table-cell>
          <table:table-cell table:style-name="ce5"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podkladki powiekszane do srub l 10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2*[.F60]" office:value-type="float" office:value="24" calcext:value-type="float">
            <text:p>24</text:p>
          </table:table-cell>
          <table:table-cell table:style-name="ce5" table:formula="of:=2*[.G60]" office:value-type="float" office:value="6" calcext:value-type="float">
            <text:p>6</text:p>
          </table:table-cell>
          <table:table-cell table:style-name="ce5" table:formula="of:=[.F62]+[.G62]" office:value-type="float" office:value="30" calcext:value-type="float">
            <text:p>3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lacznik krokwiowy LK1 prawy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24/2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F63]+[.G63]" office:value-type="float" office:value="14" calcext:value-type="float">
            <text:p>14</text:p>
          </table:table-cell>
          <table:table-cell table:style-name="ce5"/>
          <table:table-cell table:style-name="ce3" office:value-type="string" calcext:value-type="string">
            <text:p>mocowanie belek</text:p>
          </table:table-cell>
        </table:table-row>
        <table:table-row table:style-name="ro1">
          <table:table-cell/>
          <table:table-cell table:style-name="ce3" office:value-type="string" calcext:value-type="string">
            <text:p>lacznik krokwiowy LK2 lewy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.F63]" office:value-type="float" office:value="12" calcext:value-type="float">
            <text:p>12</text:p>
          </table:table-cell>
          <table:table-cell table:style-name="ce5" table:formula="of:=[.G63]" office:value-type="float" office:value="2" calcext:value-type="float">
            <text:p>2</text:p>
          </table:table-cell>
          <table:table-cell table:style-name="ce5" table:formula="of:=[.F64]+[.G64]" office:value-type="float" office:value="14" calcext:value-type="float">
            <text:p>14</text:p>
          </table:table-cell>
          <table:table-cell table:style-name="ce5"/>
          <table:table-cell table:style-name="ce3" office:value-type="string" calcext:value-type="string">
            <text:p>mocowanie belek</text:p>
          </table:table-cell>
        </table:table-row>
        <table:table-row table:style-name="ro1">
          <table:table-cell/>
          <table:table-cell table:style-name="ce3" office:value-type="string" calcext:value-type="string">
            <text:p>wkrety do drewna l 6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([.F63]+[.F64])*4" office:value-type="float" office:value="96" calcext:value-type="float">
            <text:p>96</text:p>
          </table:table-cell>
          <table:table-cell table:style-name="ce5" table:formula="of:=([.G63]+[.G64])*4+30" office:value-type="float" office:value="46" calcext:value-type="float">
            <text:p>46</text:p>
          </table:table-cell>
          <table:table-cell table:style-name="ce5" table:formula="of:=[.F65]+[.G65]" office:value-type="float" office:value="142" calcext:value-type="float">
            <text:p>142</text:p>
          </table:table-cell>
          <table:table-cell table:style-name="ce5"/>
          <table:table-cell table:style-name="ce3" office:value-type="string" calcext:value-type="string">
            <text:p>mocowanie belek</text:p>
          </table:table-cell>
        </table:table-row>
        <table:table-row table:style-name="ro1">
          <table:table-cell/>
          <table:table-cell table:style-name="ce3" office:value-type="string" calcext:value-type="string">
            <text:p>wkrety do drewna l 4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.H49]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F66]+[.G66]" office:value-type="float" office:value="50" calcext:value-type="float">
            <text:p>5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Sruby 8.8 l 200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67]+[.G67]" office:value-type="float" office:value="4" calcext:value-type="float">
            <text:p>4</text:p>
          </table:table-cell>
          <table:table-cell table:style-name="ce5"/>
          <table:table-cell table:style-name="ce3" office:value-type="string" calcext:value-type="string">
            <text:p>zlaczenie slupow</text:p>
          </table:table-cell>
        </table:table-row>
        <table:table-row table:style-name="ro1">
          <table:table-cell/>
          <table:table-cell table:style-name="ce3" office:value-type="string" calcext:value-type="string">
            <text:p>nakretki do srob l 20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.F67]" office:value-type="float" office:value="3" calcext:value-type="float">
            <text:p>3</text:p>
          </table:table-cell>
          <table:table-cell table:style-name="ce5" table:formula="of:=[.G67]" office:value-type="float" office:value="1" calcext:value-type="float">
            <text:p>1</text:p>
          </table:table-cell>
          <table:table-cell table:style-name="ce5" table:formula="of:=[.F68]+[.G68]" office:value-type="float" office:value="4" calcext:value-type="float">
            <text:p>4</text:p>
          </table:table-cell>
          <table:table-cell table:style-name="ce5"/>
          <table:table-cell table:style-name="ce3" office:value-type="string" calcext:value-type="string">
            <text:p>zlaczenie slupow</text:p>
          </table:table-cell>
        </table:table-row>
        <table:table-row table:style-name="ro2">
          <table:table-cell/>
          <table:table-cell table:style-name="ce3" office:value-type="string" calcext:value-type="string">
            <text:p>podkladki powiekszane do srub l 20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.F68]" office:value-type="float" office:value="3" calcext:value-type="float">
            <text:p>3</text:p>
          </table:table-cell>
          <table:table-cell table:style-name="ce5" table:formula="of:=[.G68]" office:value-type="float" office:value="1" calcext:value-type="float">
            <text:p>1</text:p>
          </table:table-cell>
          <table:table-cell table:style-name="ce5" table:formula="of:=[.F69]+[.G69]" office:value-type="float" office:value="4" calcext:value-type="float">
            <text:p>4</text:p>
          </table:table-cell>
          <table:table-cell table:style-name="ce5"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Kątownik z przetłoczeniem KP1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Kątownik szeroki KS2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"/>
        </table:table-row>
        <table:table-row table:style-name="ro3">
          <table:table-cell/>
          <table:table-cell table:style-name="ce3" office:value-type="string" calcext:value-type="string">
            <text:p>Kołek rozporowy z wkrętem z łbem sześciokątnym PK L 220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3" office:value-type="string" calcext:value-type="string">
            <text:p>mocowanie oczepow do sciany</text:p>
          </table:table-cell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lugosci belek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column table:style-name="co1" table:default-cell-style-name="ce8"/>
        <table:table-column table:style-name="co13" table:default-cell-style-name="Default"/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</text:p>
          </table:table-cell>
          <table:table-cell table:formula="of:=[.D3]-9-8.5" office:value-type="float" office:value="194.5" calcext:value-type="float">
            <text:p>194.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W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W-l</text:p>
          </table:table-cell>
          <table:table-cell table:formula="of:=212-[.D2]" office:value-type="float" office:value="17.5" calcext:value-type="float">
            <text:p>17.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7" office:value-type="string" calcext:value-type="string">
            <text:p>W+y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formula="of:=14-[.D7]" office:value-type="float" office:value="5.5" calcext:value-type="float">
            <text:p>5.5</text:p>
          </table:table-cell>
          <table:table-cell table:formula="of:=[.B7]+[.E7]" office:value-type="float" office:value="217.5" calcext:value-type="float">
            <text:p>217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table:formula="of:=[.$D$4]-[.C8]" office:value-type="float" office:value="8.5" calcext:value-type="float">
            <text:p>8.5</text:p>
          </table:table-cell>
          <table:table-cell table:formula="of:=14-[.D8]" office:value-type="float" office:value="5.5" calcext:value-type="float">
            <text:p>5.5</text:p>
          </table:table-cell>
          <table:table-cell table:formula="of:=[.B8]+[.E8]" office:value-type="float" office:value="217.5" calcext:value-type="float">
            <text:p>217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table:formula="of:=[.$D$4]-[.C9]" office:value-type="float" office:value="8.5" calcext:value-type="float">
            <text:p>8.5</text:p>
          </table:table-cell>
          <table:table-cell table:formula="of:=14-[.D9]" office:value-type="float" office:value="5.5" calcext:value-type="float">
            <text:p>5.5</text:p>
          </table:table-cell>
          <table:table-cell table:formula="of:=[.B9]+[.E9]" office:value-type="float" office:value="217.5" calcext:value-type="float">
            <text:p>217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table:formula="of:=[.$D$4]-[.C10]" office:value-type="float" office:value="6.5" calcext:value-type="float">
            <text:p>6.5</text:p>
          </table:table-cell>
          <table:table-cell table:formula="of:=14-[.D10]" office:value-type="float" office:value="7.5" calcext:value-type="float">
            <text:p>7.5</text:p>
          </table:table-cell>
          <table:table-cell table:formula="of:=[.B10]+[.E10]" office:value-type="float" office:value="219.5" calcext:value-type="float">
            <text:p>219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table:formula="of:=[.$D$4]-[.C11]" office:value-type="float" office:value="7.5" calcext:value-type="float">
            <text:p>7.5</text:p>
          </table:table-cell>
          <table:table-cell table:formula="of:=14-[.D11]" office:value-type="float" office:value="6.5" calcext:value-type="float">
            <text:p>6.5</text:p>
          </table:table-cell>
          <table:table-cell table:formula="of:=[.B11]+[.E11]" office:value-type="float" office:value="260.5" calcext:value-type="float">
            <text:p>260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11.5" calcext:value-type="float">
            <text:p>11.5</text:p>
          </table:table-cell>
          <table:table-cell table:formula="of:=[.$D$4]-[.C12]" office:value-type="float" office:value="6" calcext:value-type="float">
            <text:p>6</text:p>
          </table:table-cell>
          <table:table-cell table:formula="of:=14-[.D12]" office:value-type="float" office:value="8" calcext:value-type="float">
            <text:p>8</text:p>
          </table:table-cell>
          <table:table-cell table:formula="of:=[.B12]+[.E12]"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float" office:value="7.5" calcext:value-type="float">
            <text:p>7.5</text:p>
          </table:table-cell>
          <table:table-cell table:formula="of:=[.$D$4]-[.C13]" office:value-type="float" office:value="10" calcext:value-type="float">
            <text:p>10</text:p>
          </table:table-cell>
          <table:table-cell table:formula="of:=14-[.D13]" office:value-type="float" office:value="4" calcext:value-type="float">
            <text:p>4</text:p>
          </table:table-cell>
          <table:table-cell table:formula="of:=[.B13]+[.E13]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  <table:table-cell office:value-type="float" office:value="2.5" calcext:value-type="float">
            <text:p>2.5</text:p>
          </table:table-cell>
          <table:table-cell table:formula="of:=[.$D$4]-[.C14]" office:value-type="float" office:value="15" calcext:value-type="float">
            <text:p>15</text:p>
          </table:table-cell>
          <table:table-cell table:formula="of:=14-[.D14]" office:value-type="float" office:value="-1" calcext:value-type="float">
            <text:p>-1</text:p>
          </table:table-cell>
          <table:table-cell table:formula="of:=[.B14]+[.E14]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table:formula="of:=[.$D$4]-[.C15]" office:value-type="float" office:value="15.5" calcext:value-type="float">
            <text:p>15.5</text:p>
          </table:table-cell>
          <table:table-cell table:formula="of:=14-[.D15]" office:value-type="float" office:value="-1.5" calcext:value-type="float">
            <text:p>-1.5</text:p>
          </table:table-cell>
          <table:table-cell table:formula="of:=[.B15]+[.E15]" office:value-type="float" office:value="284.5" calcext:value-type="float">
            <text:p>284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[.$D$4]-[.C16]" office:value-type="float" office:value="17.5" calcext:value-type="float">
            <text:p>17.5</text:p>
          </table:table-cell>
          <table:table-cell table:formula="of:=14-[.D16]" office:value-type="float" office:value="-3.5" calcext:value-type="float">
            <text:p>-3.5</text:p>
          </table:table-cell>
          <table:table-cell table:formula="of:=[.B16]+[.E16]" office:value-type="float" office:value="258.5" calcext:value-type="float">
            <text:p>258.5</text:p>
          </table:table-cell>
          <table:table-cell office:value-type="string" calcext:value-type="string">
            <text:p>brak kotw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table:formula="of:=[.$D$4]-[.C17]" office:value-type="float" office:value="12.5" calcext:value-type="float">
            <text:p>12.5</text:p>
          </table:table-cell>
          <table:table-cell table:formula="of:=14-[.D17]" office:value-type="float" office:value="1.5" calcext:value-type="float">
            <text:p>1.5</text:p>
          </table:table-cell>
          <table:table-cell table:formula="of:=[.B17]+[.E17]" office:value-type="float" office:value="263.5" calcext:value-type="float">
            <text:p>263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table:formula="of:=[.$D$4]-[.C18]" office:value-type="float" office:value="11" calcext:value-type="float">
            <text:p>11</text:p>
          </table:table-cell>
          <table:table-cell table:formula="of:=14-[.D18]" office:value-type="float" office:value="3" calcext:value-type="float">
            <text:p>3</text:p>
          </table:table-cell>
          <table:table-cell table:formula="of:=[.B18]+[.E18]" office:value-type="float" office:value="215" calcext:value-type="float">
            <text:p>215</text:p>
          </table:table-cell>
          <table:table-cell/>
        </table:table-row>
        <calcext:conditional-formats>
          <calcext:conditional-format calcext:target-range-address="'dlugosci belek'.F7:'dlugosci belek'.F18">
            <calcext:condition calcext:apply-style-name="Untitled1" calcext:value="&gt;250" calcext:base-cell-address="'dlugosci belek'.F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loext:vertical-justify="auto"/>
      <style:paragraph-properties css3t:text-justify="auto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22:41:39.559875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Jakubczyk</meta:initial-creator>
    <meta:creation-date>2018-03-30T18:04:04.710552355</meta:creation-date>
    <dc:date>2018-05-02T23:51:14.423214417</dc:date>
    <dc:creator>Rafał Jakubczyk</dc:creator>
    <meta:editing-duration>P15DT2H4M34S</meta:editing-duration>
    <meta:editing-cycles>16</meta:editing-cycles>
    <meta:generator>LibreOffice/5.1.6.2$Linux_X86_64 LibreOffice_project/10m0$Build-2</meta:generator>
    <meta:printed-by>Rafał Jakubczyk</meta:printed-by>
    <meta:print-date>2018-04-09T13:33:10.865310582</meta:print-date>
    <meta:document-statistic meta:table-count="3" meta:cell-count="493" meta:object-count="0"/>
  </office:meta>
</office:document-meta>
</file>